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8in" table:align="margins"/>
    </style:style>
    <style:style style:name="Table1.A" style:family="table-column">
      <style:table-column-properties style:column-width="4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DejaVu Sans Mono" fo:font-size="9pt" fo:font-weight="bold" officeooo:rsid="000f01ef" officeooo:paragraph-rsid="000f01ef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DejaVu Sans Mono" fo:font-size="9pt" fo:font-weight="bold" officeooo:rsid="000f01ef" officeooo:paragraph-rsid="0016bae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9pt" fo:font-weight="bold" officeooo:rsid="000f01ef" officeooo:paragraph-rsid="0016bae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9pt" fo:font-weight="bold" officeooo:rsid="000f01ef" officeooo:paragraph-rsid="0017495b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DejaVu Sans Mono" fo:font-size="9pt" fo:font-weight="bold" officeooo:rsid="000f01ef" officeooo:paragraph-rsid="0017495b" style:font-size-asian="9pt" style:font-weight-asian="bold" style:font-size-complex="9pt" style:font-weight-complex="bold"/>
    </style:style>
    <style:style style:name="P6" style:family="paragraph" style:parent-style-name="Standard">
      <style:text-properties style:font-name="DejaVu Sans Mono" fo:font-size="9pt" fo:font-weight="normal" officeooo:rsid="000f01ef" officeooo:paragraph-rsid="000f01ef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DejaVu Sans Mono" fo:font-size="9pt" fo:font-weight="normal" officeooo:rsid="000f01ef" officeooo:paragraph-rsid="000fe66f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DejaVu Sans Mono" fo:font-size="9pt" fo:font-weight="normal" officeooo:rsid="000f01ef" officeooo:paragraph-rsid="0016baeb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Mono" fo:font-size="9pt" fo:font-weight="normal" officeooo:rsid="000f01ef" officeooo:paragraph-rsid="0016baeb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Mono" fo:font-size="9pt" fo:font-weight="normal" officeooo:rsid="000f01ef" officeooo:paragraph-rsid="0017495b" style:font-size-asian="9pt" style:font-weight-asian="normal" style:font-size-complex="9pt" style:font-weight-complex="normal"/>
    </style:style>
    <style:style style:name="P11" style:family="paragraph" style:parent-style-name="Standard">
      <style:text-properties style:font-name="DejaVu Sans Mono" fo:font-size="9pt" fo:font-weight="normal" officeooo:rsid="000f01ef" officeooo:paragraph-rsid="0017495b" style:font-size-asian="9pt" style:font-weight-asian="normal" style:font-size-complex="9pt" style:font-weight-complex="normal"/>
    </style:style>
    <style:style style:name="P12" style:family="paragraph" style:parent-style-name="Standard">
      <style:text-properties style:font-name="DejaVu Sans Mono" fo:font-size="9pt" fo:font-weight="normal" officeooo:rsid="0011b467" officeooo:paragraph-rsid="0011b467" style:font-size-asian="9pt" style:font-weight-asian="normal" style:font-size-complex="9pt" style:font-weight-complex="normal"/>
    </style:style>
    <style:style style:name="P13" style:family="paragraph" style:parent-style-name="Standard">
      <style:text-properties style:font-name="DejaVu Sans Mono" fo:font-size="9pt" fo:font-weight="normal" officeooo:rsid="0011b467" officeooo:paragraph-rsid="0016baeb" style:font-size-asian="9pt" style:font-weight-asian="normal" style:font-size-complex="9pt" style:font-weight-complex="normal"/>
    </style:style>
    <style:style style:name="P14" style:family="paragraph" style:parent-style-name="Standard">
      <style:text-properties style:font-name="DejaVu Sans Mono" fo:font-size="9pt" fo:font-weight="normal" officeooo:rsid="0011b467" officeooo:paragraph-rsid="0017495b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DejaVu Sans Mono" fo:font-size="9pt" fo:font-weight="normal" officeooo:rsid="000fe66f" officeooo:paragraph-rsid="000fe66f" style:font-size-asian="9pt" style:font-weight-asian="normal" style:font-size-complex="9pt" style:font-weight-complex="normal"/>
    </style:style>
    <style:style style:name="P16" style:family="paragraph" style:parent-style-name="Standard">
      <style:text-properties style:font-name="DejaVu Sans Mono" fo:font-size="9pt" fo:font-weight="normal" officeooo:rsid="000fe66f" officeooo:paragraph-rsid="0016baeb" style:font-size-asian="9pt" style:font-weight-asian="normal" style:font-size-complex="9pt" style:font-weight-complex="normal"/>
    </style:style>
    <style:style style:name="P17" style:family="paragraph" style:parent-style-name="Standard">
      <style:text-properties style:font-name="DejaVu Sans Mono" fo:font-size="9pt" fo:font-weight="normal" officeooo:rsid="000fe66f" officeooo:paragraph-rsid="0017495b" style:font-size-asian="9pt" style:font-weight-asian="normal" style:font-size-complex="9pt" style:font-weight-complex="normal"/>
    </style:style>
    <style:style style:name="P18" style:family="paragraph" style:parent-style-name="Standard">
      <style:text-properties style:font-name="DejaVu Sans Mono" fo:font-size="9pt" fo:font-weight="normal" officeooo:rsid="0014fb65" officeooo:paragraph-rsid="000f01ef" style:font-size-asian="9pt" style:font-weight-asian="normal" style:font-size-complex="9pt" style:font-weight-complex="normal"/>
    </style:style>
    <style:style style:name="P19" style:family="paragraph" style:parent-style-name="Standard">
      <style:text-properties style:font-name="DejaVu Sans Mono" fo:font-size="9pt" fo:font-weight="normal" officeooo:rsid="0014fb65" officeooo:paragraph-rsid="0014fb65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DejaVu Sans Mono" fo:font-size="9pt" fo:font-weight="normal" officeooo:rsid="0014fb65" officeooo:paragraph-rsid="0016baeb" style:font-size-asian="9pt" style:font-weight-asian="normal" style:font-size-complex="9pt" style:font-weight-complex="normal"/>
    </style:style>
    <style:style style:name="P21" style:family="paragraph" style:parent-style-name="Standard">
      <style:text-properties style:font-name="DejaVu Sans Mono" fo:font-size="9pt" fo:font-weight="normal" officeooo:rsid="0014fb65" officeooo:paragraph-rsid="0017495b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DejaVu Sans Mono" fo:font-size="9pt" fo:font-style="italic" fo:font-weight="bold" officeooo:rsid="000f01ef" officeooo:paragraph-rsid="0016baeb" style:font-size-asian="9pt" style:font-style-asian="italic" style:font-weight-asian="bold" style:font-size-complex="9pt" style:font-style-complex="italic" style:font-weight-complex="bold"/>
    </style:style>
    <style:style style:name="P23" style:family="paragraph" style:parent-style-name="Standard">
      <style:text-properties style:font-name="DejaVu Sans Mono" fo:font-size="9pt" fo:font-style="italic" fo:font-weight="bold" officeooo:rsid="000f01ef" officeooo:paragraph-rsid="0017495b" style:font-size-asian="9pt" style:font-style-asian="italic" style:font-weight-asian="bold" style:font-size-complex="9pt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DejaVu Sans Mono" fo:font-size="9pt" fo:font-style="italic" fo:font-weight="normal" officeooo:rsid="0017495b" officeooo:paragraph-rsid="0017495b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097b"/>
    </style:style>
    <style:style style:name="T3" style:family="text">
      <style:text-properties officeooo:rsid="0014fb6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6bae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/>
      <text:p text:style-name="P6"/>
      <text:p text:style-name="P18"/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3">Lighting Cheatsheet v0.1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9"><text:span text:style-name="T1">PgUp</text:span> (Higher Rightmost Button): Everything ON </text:p>
            <text:p text:style-name="P9"><text:span text:style-name="T1">PgDn or Slash </text:span>(Lower Rightmost Buttons): Everything OFF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4"><text:span text:style-name="T1">Sweep finger across Trackpad to set all lights. </text:span>X Axis is Hue, Y Axis is color saturation (white at top).</text:p>
          </table:table-cell>
          <table:covered-table-cell/>
        </table:table-row>
        <table:table-row>
          <table:table-cell table:style-name="Table1.A4" office:value-type="string">
            <text:p text:style-name="P8"/>
            <text:p text:style-name="P2"><text:span text:style-name="T4">Left Joystick:</text:span> <text:s/><text:span text:style-name="T3"><text:s text:c="2"/></text:span></text:p>
            <text:p text:style-name="P8"><text:span text:style-name="T1">Center:</text:span> toggle everything on/off</text:p>
            <text:p text:style-name="P8"><text:span text:style-name="T1">Up:</text:span> everything white, on, and max brightness</text:p>
            <text:p text:style-name="P13"><text:span text:style-name="T1">Down:</text:span> Everything to Red</text:p>
            <text:p text:style-name="P13"><text:span text:style-name="T1">Left:</text:span> Everything to Light Blue</text:p>
            <text:p text:style-name="P13"><text:span text:style-name="T1">Right:</text:span> Everything to Yellow</text:p>
            <text:p text:style-name="P8"/>
            <text:p text:style-name="P8"/>
            <text:p text:style-name="P8"><text:span text:style-name="T1">Esc:</text:span> Toggle Living Room (Everything)</text:p>
            <text:p text:style-name="P8"><text:span text:style-name="T1">F1:</text:span> Toggle Bedroom </text:p>
            <text:p text:style-name="P8"><text:span text:style-name="T1">F2:</text:span> Toggle Bathroom</text:p>
            <text:p text:style-name="P8"><text:span text:style-name="T1">F3:</text:span> Toggle Hallway</text:p>
            <text:p text:style-name="P8"><text:span text:style-name="T1">F4: </text:span>Toggle Kitchen</text:p>
            <text:p text:style-name="P8"><text:span text:style-name="T1">F5:</text:span> Toggle Dining Room</text:p>
            <text:p text:style-name="P8"><text:span text:style-name="T1">F6:</text:span> Toggle Only Movie Poster/<text:span text:style-name="T5">LP/</text:span>Neon Sign</text:p>
            <text:p text:style-name="P8"/>
            <text:p text:style-name="P8"><text:span text:style-name="T1">0-9:</text:span> Misc. Preset Colors (all lights)</text:p>
          </table:table-cell>
          <table:table-cell table:style-name="Table1.A2" office:value-type="string">
            <text:p text:style-name="P2"/>
            <text:p text:style-name="P22">Right Joystick:</text:p>
            <text:p text:style-name="P8"><text:span text:style-name="T1">OK:</text:span> Randomize each light</text:p>
            <text:p text:style-name="P8"><text:span text:style-name="T1">Up:</text:span> Brighten Lights</text:p>
            <text:p text:style-name="P8"><text:span text:style-name="T1">Down:</text:span> Dim Lights</text:p>
            <text:p text:style-name="P8"><text:span text:style-name="T1">Left:</text:span> Rotate Light Colors Left</text:p>
            <text:p text:style-name="P8"><text:span text:style-name="T1">Right:</text:span> Rotate Light Colors Right</text:p>
            <text:p text:style-name="P8"/>
            <text:p text:style-name="P8"/>
            <text:p text:style-name="P16"><text:span text:style-name="T1">Delete:</text:span> Double Current Brightness</text:p>
            <text:p text:style-name="P16"><text:span text:style-name="T1">F10:</text:span> Half Current Brightness</text:p>
            <text:p text:style-name="P8"/>
            <text:p text:style-name="P8"><text:span text:style-name="T1">A:</text:span> Randomize Bathroom Lights</text:p>
            <text:p text:style-name="P8"><text:span text:style-name="T1">G:</text:span> Bathroom <text:span text:style-name="T2">Lights </text:span>Off</text:p>
            <text:p text:style-name="P8"><text:span text:style-name="T1">B:</text:span> Bathroom <text:span text:style-name="T2">Lights </text:span>On</text:p>
            <text:p text:style-name="P8"/>
            <text:p text:style-name="P20"><text:span text:style-name="T1">W</text:span>: Stereo On</text:p>
            <text:p text:style-name="P20"><text:span text:style-name="T1">S</text:span>: Stereo Toggle</text:p>
            <text:p text:style-name="P20"><text:span text:style-name="T1">X</text:span>: Stereo Off</text:p>
            <text:p text:style-name="P20"/>
          </table:table-cell>
        </table:table-row>
      </table:table>
      <text:p text:style-name="P19"/>
      <text:p text:style-name="P19"/>
      <text:p text:style-name="P2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27:54.731536261</meta:creation-date>
    <dc:date>2018-12-24T11:11:37.072031716</dc:date>
    <meta:editing-duration>PT23M28S</meta:editing-duration>
    <meta:editing-cycles>9</meta:editing-cycles>
    <meta:generator>LibreOffice/6.0.7.3$Linux_X86_64 LibreOffice_project/00m0$Build-3</meta:generator>
    <meta:print-date>2018-12-24T11:08:18.721742976</meta:print-date>
    <meta:document-statistic meta:table-count="1" meta:image-count="0" meta:object-count="0" meta:page-count="1" meta:paragraph-count="32" meta:word-count="147" meta:character-count="923" meta:non-whitespace-character-count="802"/>
  </office:meta>
</office:document-meta>
</file>